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99cm" style:rel-column-width="11559*"/>
    </style:style>
    <style:style style:name="Tableau1.B" style:family="table-column">
      <style:table-column-properties style:column-width="5.997cm" style:rel-column-width="23118*"/>
    </style:style>
    <style:style style:name="Tableau1.C" style:family="table-column">
      <style:table-column-properties style:column-width="1.998cm" style:rel-column-width="7704*"/>
    </style:style>
    <style:style style:name="Tableau1.D" style:family="table-column">
      <style:table-column-properties style:column-width="6.006cm" style:rel-column-width="2315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99cm" style:rel-column-width="15414*"/>
    </style:style>
    <style:style style:name="Tableau5.B" style:family="table-column">
      <style:table-column-properties style:column-width="2.999cm" style:rel-column-width="11559*"/>
    </style:style>
    <style:style style:name="Tableau5.C" style:family="table-column">
      <style:table-column-properties style:column-width="10.003cm" style:rel-column-width="3856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999cm" style:rel-column-width="11559*"/>
    </style:style>
    <style:style style:name="Tableau3.B" style:family="table-column">
      <style:table-column-properties style:column-width="5.997cm" style:rel-column-width="23118*"/>
    </style:style>
    <style:style style:name="Tableau3.C" style:family="table-column">
      <style:table-column-properties style:column-width="1.998cm" style:rel-column-width="7704*"/>
    </style:style>
    <style:style style:name="Tableau3.D" style:family="table-column">
      <style:table-column-properties style:column-width="6.006cm" style:rel-column-width="2315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497cm" style:rel-column-width="32753*"/>
    </style:style>
    <style:style style:name="Tableau6.B" style:family="table-column">
      <style:table-column-properties style:column-width="8.504cm" style:rel-column-width="32782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999cm" style:rel-column-width="11559*"/>
    </style:style>
    <style:style style:name="Tableau4.B" style:family="table-column">
      <style:table-column-properties style:column-width="5.997cm" style:rel-column-width="23118*"/>
    </style:style>
    <style:style style:name="Tableau4.C" style:family="table-column">
      <style:table-column-properties style:column-width="1.998cm" style:rel-column-width="7704*"/>
    </style:style>
    <style:style style:name="Tableau4.D" style:family="table-column">
      <style:table-column-properties style:column-width="6.006cm" style:rel-column-width="2315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7cm" style:rel-column-width="32753*"/>
    </style:style>
    <style:style style:name="Tableau7.B" style:family="table-column">
      <style:table-column-properties style:column-width="8.504cm" style:rel-column-width="32782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497cm" style:rel-column-width="32753*"/>
    </style:style>
    <style:style style:name="Tableau8.B" style:family="table-column">
      <style:table-column-properties style:column-width="8.504cm" style:rel-column-width="32782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999cm" style:rel-column-width="15414*"/>
    </style:style>
    <style:style style:name="Tableau9.B" style:family="table-column">
      <style:table-column-properties style:column-width="2.999cm" style:rel-column-width="11559*"/>
    </style:style>
    <style:style style:name="Tableau9.C" style:family="table-column">
      <style:table-column-properties style:column-width="10.003cm" style:rel-column-width="38562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997cm" style:rel-column-width="15408*"/>
    </style:style>
    <style:style style:name="Tableau10.B" style:family="table-column">
      <style:table-column-properties style:column-width="6.498cm" style:rel-column-width="25049*"/>
    </style:style>
    <style:style style:name="Tableau10.C" style:family="table-column">
      <style:table-column-properties style:column-width="6.505cm" style:rel-column-width="2507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2.999cm" style:rel-column-width="11559*"/>
    </style:style>
    <style:style style:name="Tableau11.B" style:family="table-column">
      <style:table-column-properties style:column-width="5.997cm" style:rel-column-width="23118*"/>
    </style:style>
    <style:style style:name="Tableau11.C" style:family="table-column">
      <style:table-column-properties style:column-width="1.998cm" style:rel-column-width="7704*"/>
    </style:style>
    <style:style style:name="Tableau11.D" style:family="table-column">
      <style:table-column-properties style:column-width="6.006cm" style:rel-column-width="2315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2.122cm" style:rel-column-width="8179*"/>
    </style:style>
    <style:style style:name="Tableau12.B" style:family="table-column">
      <style:table-column-properties style:column-width="3.875cm" style:rel-column-width="14938*"/>
    </style:style>
    <style:style style:name="Tableau12.C" style:family="table-column">
      <style:table-column-properties style:column-width="2.499cm" style:rel-column-width="9635*"/>
    </style:style>
    <style:style style:name="Tableau12.D" style:family="table-column">
      <style:table-column-properties style:column-width="3.544cm" style:rel-column-width="13660*"/>
    </style:style>
    <style:style style:name="Tableau12.E" style:family="table-column">
      <style:table-column-properties style:column-width="4.96cm" style:rel-column-width="1912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E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2.499cm" style:rel-column-width="1417*"/>
    </style:style>
    <style:style style:name="Tableau13.B" style:family="table-column">
      <style:table-column-properties style:column-width="2.498cm" style:rel-column-width="1416*"/>
    </style:style>
    <style:style style:name="Tableau13.F" style:family="table-column">
      <style:table-column-properties style:column-width="4.507cm" style:rel-column-width="2555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F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9dc6d2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5fd9e6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6f95e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78dcf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7d797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8d1da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8d4d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878c8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9a606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9ca9a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aa7c4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ab5ae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b0ce4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baa2b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bf404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e0ea9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f0adc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f60de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f89b8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2fd749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07230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090ea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10c30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11920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154ba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19a7c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1e3b4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251a63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6f95ee" officeooo:paragraph-rsid="026f95e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6ff396" officeooo:paragraph-rsid="026ff39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6ff396" officeooo:paragraph-rsid="02899718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8dcf6" officeooo:paragraph-rsid="0278dcf6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27e747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27ff390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28d1da7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2899718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2d697c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2eacca7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3154ba5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319a7c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320393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32e3a18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9a6067" officeooo:paragraph-rsid="029a6067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9a6067" officeooo:paragraph-rsid="029aab40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9a6067" officeooo:paragraph-rsid="02f0adc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9a6067" officeooo:paragraph-rsid="02f89b8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bb9ca7" officeooo:paragraph-rsid="02bb9ca7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d697c5" officeooo:paragraph-rsid="02d697c5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normal" officeooo:rsid="02dca4a4" officeooo:paragraph-rsid="02dca4a4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normal" officeooo:rsid="02dca4a4" officeooo:paragraph-rsid="02eacca7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e2bd8b" officeooo:paragraph-rsid="02e2bd8b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e2bd8b" officeooo:paragraph-rsid="02e49a46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f1394e" officeooo:paragraph-rsid="02f1394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f1394e" officeooo:paragraph-rsid="02f89b81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f0adce" officeooo:paragraph-rsid="02f0adc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f0adce" officeooo:paragraph-rsid="02f89b81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normal" officeooo:rsid="032e3a18" officeooo:paragraph-rsid="032e3a1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bold" officeooo:rsid="032e3a18" officeooo:paragraph-rsid="032e3a18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atin Modern Sans" fo:font-size="14pt" officeooo:rsid="001c7099" officeooo:paragraph-rsid="0005eb8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Latin Modern Sans" officeooo:rsid="001c7099" officeooo:paragraph-rsid="0005eb89"/>
    </style:style>
    <style:style style:name="P61" style:family="paragraph" style:parent-style-name="Standard">
      <style:paragraph-properties fo:text-align="center" style:justify-single-word="false"/>
      <style:text-properties style:font-name="Latin Modern Sans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atin Modern Sans" fo:font-size="12pt" fo:font-weight="normal" officeooo:rsid="01d2ca75" officeooo:paragraph-rsid="01d2ca7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atin Modern Sans" fo:font-size="12pt" style:text-underline-style="solid" style:text-underline-width="auto" style:text-underline-color="font-color" fo:font-weight="bold" officeooo:rsid="01d2ca75" officeooo:paragraph-rsid="0260d24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atin Modern Sans" fo:font-size="12pt" style:text-underline-style="solid" style:text-underline-width="auto" style:text-underline-color="font-color" fo:font-weight="bold" officeooo:rsid="01d2ca75" officeooo:paragraph-rsid="02ff22d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61711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603b2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6b89f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74c33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7b77b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878c8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91a15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9ca9a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b0ce4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b8f62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e0ea9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f60de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2fff96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1d2ca75" officeooo:paragraph-rsid="031cbc0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603b2c" officeooo:paragraph-rsid="029dc41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9dc418" officeooo:paragraph-rsid="029dc41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6b89f0" officeooo:paragraph-rsid="026dd64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6b89f0" officeooo:paragraph-rsid="02b3abb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74c33d" officeooo:paragraph-rsid="0277cda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77cdaf" officeooo:paragraph-rsid="0277cda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7c2ab7" officeooo:paragraph-rsid="027d08b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878c80" officeooo:paragraph-rsid="0288f84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878c80" officeooo:paragraph-rsid="0292fd96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878c80" officeooo:paragraph-rsid="02b71e2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878c80" officeooo:paragraph-rsid="02b8f62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878c80" officeooo:paragraph-rsid="02ed65a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8d1da7" officeooo:paragraph-rsid="02878c8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b8f625" officeooo:paragraph-rsid="02b8f625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2ed65af" officeooo:paragraph-rsid="02ed65a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080eed" officeooo:paragraph-rsid="03080ee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1cdbd2" officeooo:paragraph-rsid="031cdbd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29dc6d2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5fd9e6" officeooo:paragraph-rsid="025fd9e6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5fd9e6" officeooo:paragraph-rsid="02fd7494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69f5e1" officeooo:paragraph-rsid="0269f5e1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6f95ee" officeooo:paragraph-rsid="02b0ce45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bb9ca7" officeooo:paragraph-rsid="02c5da0d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cda29c" officeooo:paragraph-rsid="02cda29c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ce6e87" officeooo:paragraph-rsid="02ce6e87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cfa3bb" officeooo:paragraph-rsid="02cfa3bb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d1cc68" officeooo:paragraph-rsid="02d1cc68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0c098" officeooo:paragraph-rsid="02e0c098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0c098" officeooo:paragraph-rsid="02eacca7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0c098" officeooo:paragraph-rsid="0320393b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0c098" officeooo:paragraph-rsid="032e3a18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91876" officeooo:paragraph-rsid="02e91876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da858" officeooo:paragraph-rsid="02eda858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da858" officeooo:paragraph-rsid="02f89b81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9a6067" officeooo:paragraph-rsid="02f0adce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9a6067" officeooo:paragraph-rsid="02f89b81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03b831" officeooo:paragraph-rsid="0303b831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03b831" officeooo:paragraph-rsid="03072307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060868" officeooo:paragraph-rsid="03060868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060868" officeooo:paragraph-rsid="03072307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0815d3" officeooo:paragraph-rsid="030815d3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0ed8d9" officeooo:paragraph-rsid="030ed8d9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137237" officeooo:paragraph-rsid="03137237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19a7c8" officeooo:paragraph-rsid="0319a7c8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1eac99" officeooo:paragraph-rsid="031eac99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200e72" officeooo:paragraph-rsid="031eac99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200e72" officeooo:paragraph-rsid="03251a63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2e3a18" officeooo:paragraph-rsid="032e3a18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1d66250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2fd749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307230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3090ea6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311920b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31e3b4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3251a6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 fo:break-before="page"/>
      <style:text-properties style:font-name="Latin Modern Sans" fo:font-size="12pt" style:text-underline-style="none" fo:font-weight="normal" officeooo:rsid="02878c80" officeooo:paragraph-rsid="02f6c055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 fo:break-before="page"/>
      <style:text-properties style:font-name="Andale Mono" fo:font-size="10pt" style:text-underline-style="none" fo:font-weight="normal" officeooo:rsid="026f95ee" officeooo:paragraph-rsid="02b0ce45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 fo:break-before="page"/>
      <style:text-properties style:font-name="Andale Mono" fo:font-size="10pt" style:text-underline-style="none" fo:font-weight="normal" officeooo:rsid="03060868" officeooo:paragraph-rsid="03072307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Andale Mono" fo:font-size="10pt" style:text-underline-style="none" fo:font-weight="normal" officeooo:rsid="03200e72" officeooo:paragraph-rsid="031eac99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2710e00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2899718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29aab40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2eacca7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2f0adce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2f89b81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320393b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32e3a18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92904" officeooo:paragraph-rsid="02792904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8dbdb3" officeooo:paragraph-rsid="028dbdb3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8dbdb3" officeooo:paragraph-rsid="03154ba5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paragraph-rsid="03154ba5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9aab40" officeooo:paragraph-rsid="029aab40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9aab40" officeooo:paragraph-rsid="02f0adce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9aab40" officeooo:paragraph-rsid="02f89b81" style:font-size-asian="10pt" style:font-weight-asian="bold" style:font-size-complex="10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31b9ae3" officeooo:paragraph-rsid="031b9ae3" style:font-size-asian="10pt" style:font-weight-asian="bold" style:font-size-complex="10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32e3a18" officeooo:paragraph-rsid="032e3a18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Latin Modern Sans" fo:font-size="10pt" officeooo:rsid="02712d9c" officeooo:paragraph-rsid="02712d9c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Latin Modern Sans" fo:font-size="10pt" officeooo:rsid="02712d9c" officeooo:paragraph-rsid="02899718" style:font-size-asian="10pt" style:font-size-complex="10pt"/>
    </style:style>
    <style:style style:name="P158" style:family="paragraph" style:parent-style-name="Table_20_Contents">
      <style:paragraph-properties fo:text-align="center" style:justify-single-word="false"/>
      <style:text-properties style:font-name="Latin Modern Sans" fo:font-size="10pt" officeooo:rsid="02712d9c" officeooo:paragraph-rsid="029aab40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style:font-name="Latin Modern Sans" fo:font-size="10pt" officeooo:rsid="02712d9c" officeooo:paragraph-rsid="02eacca7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style:font-name="Latin Modern Sans" fo:font-size="10pt" officeooo:rsid="02712d9c" officeooo:paragraph-rsid="02f0adce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style:font-name="Latin Modern Sans" fo:font-size="10pt" officeooo:rsid="02712d9c" officeooo:paragraph-rsid="02f89b81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style:font-name="Latin Modern Sans" fo:font-size="10pt" officeooo:rsid="0272fa97" officeooo:paragraph-rsid="0272fa97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style:font-name="Latin Modern Sans" fo:font-size="10pt" officeooo:rsid="0272fa97" officeooo:paragraph-rsid="02899718" style:font-size-asian="10pt" style:font-size-complex="10pt"/>
    </style:style>
    <style:style style:name="P164" style:family="paragraph" style:parent-style-name="Table_20_Contents">
      <style:paragraph-properties fo:text-align="center" style:justify-single-word="false"/>
      <style:text-properties style:font-name="Latin Modern Sans" fo:font-size="10pt" officeooo:rsid="0272fa97" officeooo:paragraph-rsid="02eacca7" style:font-size-asian="10pt" style:font-size-complex="10pt"/>
    </style:style>
    <style:style style:name="P165" style:family="paragraph" style:parent-style-name="Table_20_Contents">
      <style:paragraph-properties fo:text-align="center" style:justify-single-word="false"/>
      <style:text-properties style:font-name="Latin Modern Sans" fo:font-size="10pt" style:font-size-asian="10pt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style:font-name="Latin Modern Sans" fo:font-size="10pt" officeooo:paragraph-rsid="03154ba5" style:font-size-asian="10pt" style:font-size-complex="10pt"/>
    </style:style>
    <style:style style:name="P167" style:family="paragraph" style:parent-style-name="Table_20_Contents">
      <style:paragraph-properties fo:text-align="start" style:justify-single-word="false"/>
      <style:text-properties style:font-name="Latin Modern Sans" fo:font-size="10pt" officeooo:rsid="02792904" officeooo:paragraph-rsid="02792904" style:font-size-asian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style:font-name="Latin Modern Sans" fo:font-size="10pt" officeooo:rsid="027a935c" officeooo:paragraph-rsid="027a935c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style:font-name="Latin Modern Sans" fo:font-size="10pt" officeooo:rsid="028f4ac9" officeooo:paragraph-rsid="028f4ac9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style:font-name="Latin Modern Sans" fo:font-size="10pt" officeooo:rsid="029aab40" officeooo:paragraph-rsid="029aab40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style:font-name="Latin Modern Sans" fo:font-size="10pt" officeooo:rsid="029aab40" officeooo:paragraph-rsid="02f0adce" style:font-size-asian="10pt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style:font-name="Latin Modern Sans" fo:font-size="10pt" officeooo:rsid="029aab40" officeooo:paragraph-rsid="02f89b81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style:font-name="Latin Modern Sans" fo:font-size="10pt" officeooo:rsid="02d3b95b" officeooo:paragraph-rsid="02d3b95b" style:font-size-asian="10pt" style:font-size-complex="10pt"/>
    </style:style>
    <style:style style:name="P174" style:family="paragraph" style:parent-style-name="Table_20_Contents">
      <style:paragraph-properties fo:text-align="center" style:justify-single-word="false"/>
      <style:text-properties style:font-name="Latin Modern Sans" fo:font-size="10pt" officeooo:rsid="02db8ccb" officeooo:paragraph-rsid="02db8ccb" style:font-size-asian="10pt" style:font-size-complex="10pt"/>
    </style:style>
    <style:style style:name="P175" style:family="paragraph" style:parent-style-name="Table_20_Contents">
      <style:paragraph-properties fo:text-align="center" style:justify-single-word="false"/>
      <style:text-properties style:font-name="Latin Modern Sans" fo:font-size="10pt" officeooo:rsid="02db8ccb" officeooo:paragraph-rsid="02eacca7" style:font-size-asian="10pt" style:font-size-complex="10pt"/>
    </style:style>
    <style:style style:name="P176" style:family="paragraph" style:parent-style-name="Table_20_Contents">
      <style:paragraph-properties fo:text-align="center" style:justify-single-word="false"/>
      <style:text-properties style:font-name="Latin Modern Sans" fo:font-size="10pt" officeooo:rsid="0315e338" officeooo:paragraph-rsid="0315e338" style:font-size-asian="10pt" style:font-size-complex="10pt"/>
    </style:style>
    <style:style style:name="P177" style:family="paragraph" style:parent-style-name="Table_20_Contents">
      <style:paragraph-properties fo:text-align="center" style:justify-single-word="false"/>
      <style:text-properties style:font-name="Latin Modern Sans" fo:font-size="10pt" officeooo:rsid="031b9ae3" officeooo:paragraph-rsid="031b9ae3" style:font-size-asian="10pt" style:font-size-complex="10pt"/>
    </style:style>
    <style:style style:name="P178" style:family="paragraph" style:parent-style-name="Table_20_Contents">
      <style:paragraph-properties fo:text-align="center" style:justify-single-word="false"/>
      <style:text-properties style:font-name="Latin Modern Sans" fo:font-size="10pt" officeooo:rsid="0321e42c" officeooo:paragraph-rsid="0321e42c" style:font-size-asian="10pt" style:font-size-complex="10pt"/>
    </style:style>
    <style:style style:name="P179" style:family="paragraph" style:parent-style-name="Table_20_Contents">
      <style:paragraph-properties fo:text-align="center" style:justify-single-word="false"/>
      <style:text-properties style:font-name="Latin Modern Sans" fo:font-size="10pt" officeooo:rsid="0321e42c" officeooo:paragraph-rsid="032e3a18" style:font-size-asian="10pt" style:font-size-complex="10pt"/>
    </style:style>
    <style:style style:name="P180" style:family="paragraph" style:parent-style-name="Table_20_Contents">
      <style:paragraph-properties fo:text-align="center" style:justify-single-word="false"/>
      <style:text-properties style:font-name="Latin Modern Sans" fo:font-size="10pt" officeooo:rsid="0323b157" officeooo:paragraph-rsid="0323b157" style:font-size-asian="10pt" style:font-size-complex="10pt"/>
    </style:style>
    <style:style style:name="P181" style:family="paragraph" style:parent-style-name="Table_20_Contents">
      <style:paragraph-properties fo:text-align="center" style:justify-single-word="false"/>
      <style:text-properties style:font-name="Latin Modern Sans" fo:font-size="10pt" officeooo:rsid="0323b157" officeooo:paragraph-rsid="032e3a18" style:font-size-asian="10pt" style:font-size-complex="10pt"/>
    </style:style>
    <style:style style:name="P182" style:family="paragraph" style:parent-style-name="Table_20_Contents">
      <style:paragraph-properties fo:text-align="center" style:justify-single-word="false"/>
      <style:text-properties style:font-name="Latin Modern Sans" fo:font-size="10pt" officeooo:rsid="032e3a18" officeooo:paragraph-rsid="032e3a18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Latin Modern Sans" fo:font-size="10pt" style:text-underline-style="solid" style:text-underline-width="auto" style:text-underline-color="font-color" fo:font-weight="normal" officeooo:rsid="026f95ee" officeooo:paragraph-rsid="029dc6d2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atin Modern Sans" fo:font-size="10pt" style:text-underline-style="solid" style:text-underline-width="auto" style:text-underline-color="font-color" fo:font-weight="normal" officeooo:rsid="02b3736f" officeooo:paragraph-rsid="029dc6d2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normal" officeooo:rsid="0323b157" officeooo:paragraph-rsid="0323b157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1d6edd4" officeooo:paragraph-rsid="03324cee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atin Modern Sans" fo:font-size="10pt" style:text-underline-style="none" fo:font-weight="normal" officeooo:rsid="027e7479" officeooo:paragraph-rsid="03324cee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normal" officeooo:rsid="032e3a18" officeooo:paragraph-rsid="03324cee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text-align="center" style:justify-single-word="false"/>
      <style:text-properties style:font-name="Latin Modern Sans" fo:font-size="10pt" style:text-underline-style="none" fo:font-weight="bold" officeooo:rsid="032e3a18" officeooo:paragraph-rsid="03324cee" style:font-size-asian="10pt" style:font-weight-asian="bold" style:font-size-complex="10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072307" officeooo:paragraph-rsid="03080eed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090ea6" officeooo:paragraph-rsid="030bda3a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11920b" officeooo:paragraph-rsid="0312b034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1cbc0f" officeooo:paragraph-rsid="031cdbd2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265b39" officeooo:paragraph-rsid="03268e62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atin Modern Sans" fo:font-size="12pt" style:text-underline-style="none" fo:font-weight="normal" officeooo:rsid="03265b39" officeooo:paragraph-rsid="03324cee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6b89f0" officeooo:paragraph-rsid="029dc6d2" style:font-size-asian="10pt" style:font-weight-asian="normal" style:font-size-complex="10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78dcf6" officeooo:paragraph-rsid="02aa7c46" style:font-size-asian="10pt" style:font-weight-asian="normal" style:font-size-complex="10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7d7970" officeooo:paragraph-rsid="02ab5aed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9a6067" officeooo:paragraph-rsid="02f0adce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9a6067" officeooo:paragraph-rsid="02f89b81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10c305" officeooo:paragraph-rsid="0310c305" style:font-size-asian="10pt" style:font-weight-asian="normal" style:font-size-complex="10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0c098" officeooo:paragraph-rsid="032e3a18" style:font-size-asian="10pt" style:font-weight-asian="normal" style:font-size-complex="10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e0c098" officeooo:paragraph-rsid="03324cee" style:font-size-asian="10pt" style:font-weight-asian="normal" style:font-size-complex="10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2e3a18" officeooo:paragraph-rsid="03324cee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200e72" officeooo:paragraph-rsid="03324cee" style:font-size-asian="10pt" style:font-weight-asian="normal" style:font-size-complex="10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3324cee" officeooo:paragraph-rsid="03324cee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2878c80" officeooo:paragraph-rsid="02f60dec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2878c80" officeooo:paragraph-rsid="02f89b81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1d2ca75" officeooo:paragraph-rsid="03324cee" style:font-size-asian="10.5pt" style:font-weight-asian="normal" style:font-size-complex="12pt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2710e00" officeooo:paragraph-rsid="03324cee" style:font-size-asian="10pt" style:font-weight-asian="bold" style:font-size-complex="10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32e3a18" officeooo:paragraph-rsid="03324cee" style:font-size-asian="10pt" style:font-weight-asian="bold" style:font-size-complex="10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33305b7" officeooo:paragraph-rsid="033305b7" style:font-size-asian="10pt" style:font-weight-asian="bold" style:font-size-complex="10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Latin Modern Sans" fo:font-size="10pt" fo:font-weight="bold" officeooo:rsid="033456fa" officeooo:paragraph-rsid="033456fa" style:font-size-asian="10pt" style:font-weight-asian="bold" style:font-size-complex="10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Latin Modern Sans" fo:font-size="10pt" officeooo:rsid="0321e42c" officeooo:paragraph-rsid="03324cee" style:font-size-asian="10pt" style:font-size-complex="10pt"/>
    </style:style>
    <style:style style:name="P215" style:family="paragraph" style:parent-style-name="Table_20_Contents">
      <style:paragraph-properties fo:text-align="center" style:justify-single-word="false"/>
      <style:text-properties style:font-name="Latin Modern Sans" fo:font-size="10pt" officeooo:rsid="0323b157" officeooo:paragraph-rsid="03324cee" style:font-size-asian="10pt" style:font-size-complex="10pt"/>
    </style:style>
    <style:style style:name="P216" style:family="paragraph" style:parent-style-name="Table_20_Contents">
      <style:paragraph-properties fo:text-align="center" style:justify-single-word="false"/>
      <style:text-properties style:font-name="Latin Modern Sans" fo:font-size="10pt" officeooo:rsid="032e3a18" officeooo:paragraph-rsid="03324cee" style:font-size-asian="10pt" style:font-size-complex="10pt"/>
    </style:style>
    <style:style style:name="P217" style:family="paragraph" style:parent-style-name="Table_20_Contents">
      <style:paragraph-properties fo:text-align="center" style:justify-single-word="false"/>
      <style:text-properties style:font-name="Latin Modern Sans" fo:font-size="10pt" officeooo:rsid="033305b7" officeooo:paragraph-rsid="033305b7" style:font-size-asian="10pt" style:font-size-complex="10pt"/>
    </style:style>
    <style:style style:name="P218" style:family="paragraph" style:parent-style-name="Table_20_Contents">
      <style:paragraph-properties fo:text-align="center" style:justify-single-word="false"/>
      <style:text-properties style:font-name="Latin Modern Sans" fo:font-size="10pt" officeooo:rsid="033456fa" officeooo:paragraph-rsid="033456fa" style:font-size-asian="10pt" style:font-size-complex="10pt"/>
    </style:style>
    <style:style style:name="T1" style:family="text">
      <style:text-properties officeooo:rsid="01d5c9b8"/>
    </style:style>
    <style:style style:name="T2" style:family="text">
      <style:text-properties officeooo:rsid="02589b4f"/>
    </style:style>
    <style:style style:name="T3" style:family="text">
      <style:text-properties officeooo:rsid="0260d246"/>
    </style:style>
    <style:style style:name="T4" style:family="text">
      <style:text-properties officeooo:rsid="028dbdb3"/>
    </style:style>
    <style:style style:name="T5" style:family="text">
      <style:text-properties officeooo:rsid="029dc418"/>
    </style:style>
    <style:style style:name="T6" style:family="text">
      <style:text-properties style:font-name="Andale Mono" officeooo:rsid="028d718a"/>
    </style:style>
    <style:style style:name="T7" style:family="text">
      <style:text-properties style:font-name="Andale Mono" officeooo:rsid="028d4d83"/>
    </style:style>
    <style:style style:name="T8" style:family="text">
      <style:text-properties style:font-name="Andale Mono" officeooo:rsid="029a6067"/>
    </style:style>
    <style:style style:name="T9" style:family="text">
      <style:text-properties style:font-name="Andale Mono" officeooo:rsid="0310c305"/>
    </style:style>
    <style:style style:name="T10" style:family="text">
      <style:text-properties officeooo:rsid="02acbc92"/>
    </style:style>
    <style:style style:name="T11" style:family="text">
      <style:text-properties officeooo:rsid="02b0ce45"/>
    </style:style>
    <style:style style:name="T12" style:family="text">
      <style:text-properties officeooo:rsid="02b2c6b9"/>
    </style:style>
    <style:style style:name="T13" style:family="text">
      <style:text-properties officeooo:rsid="02b3abb4"/>
    </style:style>
    <style:style style:name="T14" style:family="text">
      <style:text-properties officeooo:rsid="02b6bc49"/>
    </style:style>
    <style:style style:name="T15" style:family="text">
      <style:text-properties officeooo:rsid="02b71e29"/>
    </style:style>
    <style:style style:name="T16" style:family="text">
      <style:text-properties officeooo:rsid="02b8f625"/>
    </style:style>
    <style:style style:name="T17" style:family="text">
      <style:text-properties officeooo:rsid="02baa2b7"/>
    </style:style>
    <style:style style:name="T18" style:family="text">
      <style:text-properties officeooo:rsid="02c19b6b"/>
    </style:style>
    <style:style style:name="T19" style:family="text">
      <style:text-properties officeooo:rsid="02d697c5"/>
    </style:style>
    <style:style style:name="T20" style:family="text">
      <style:text-properties officeooo:rsid="02e0ea9a"/>
    </style:style>
    <style:style style:name="T21" style:family="text">
      <style:text-properties officeooo:rsid="02e49a46"/>
    </style:style>
    <style:style style:name="T22" style:family="text">
      <style:text-properties officeooo:rsid="02e773ca"/>
    </style:style>
    <style:style style:name="T23" style:family="text">
      <style:text-properties officeooo:rsid="02ed65af"/>
    </style:style>
    <style:style style:name="T24" style:family="text">
      <style:text-properties officeooo:rsid="02f305e3"/>
    </style:style>
    <style:style style:name="T25" style:family="text">
      <style:text-properties officeooo:rsid="02f6c055"/>
    </style:style>
    <style:style style:name="T26" style:family="text">
      <style:text-properties officeooo:rsid="02f89b81"/>
    </style:style>
    <style:style style:name="T27" style:family="text">
      <style:text-properties officeooo:rsid="02f8a11e"/>
    </style:style>
    <style:style style:name="T28" style:family="text">
      <style:text-properties officeooo:rsid="02fc6dca"/>
    </style:style>
    <style:style style:name="T29" style:family="text">
      <style:text-properties officeooo:rsid="02fd7494"/>
    </style:style>
    <style:style style:name="T30" style:family="text">
      <style:text-properties officeooo:rsid="02ff22dc"/>
    </style:style>
    <style:style style:name="T31" style:family="text">
      <style:text-properties officeooo:rsid="03084a63"/>
    </style:style>
    <style:style style:name="T32" style:family="text">
      <style:text-properties officeooo:rsid="030e820d"/>
    </style:style>
    <style:style style:name="T33" style:family="text">
      <style:text-properties officeooo:rsid="03111ebf"/>
    </style:style>
    <style:style style:name="T34" style:family="text">
      <style:text-properties style:font-name="Latin Modern Sans"/>
    </style:style>
    <style:style style:name="T35" style:family="text">
      <style:text-properties officeooo:rsid="03324cee"/>
    </style:style>
    <style:style style:name="T36" style:family="text">
      <style:text-properties officeooo:rsid="033459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Caron Franck</text:p>
      <text:p text:style-name="P59">M1 GIL</text:p>
      <text:p text:style-name="P60"/>
      <text:p text:style-name="P61">Compte-rendu du TP n°<text:span text:style-name="T2">6</text:span></text:p>
      <text:p text:style-name="P61"/>
      <text:p text:style-name="P62"/>
      <text:p text:style-name="P63">I) <text:span text:style-name="T3">Les références</text:span></text:p>
      <text:p text:style-name="P65">1<text:span text:style-name="T1">) Créez un type « Intervenant_type » puis un type « mission_type ».</text:span></text:p>
      <text:p text:style-name="P127"/>
      <text:p text:style-name="P2">SQL] </text:p>
      <text:p text:style-name="P103">CREATE OR REPLACE TYPE Intervenant_type AS OBJECT (</text:p>
      <text:p text:style-name="P103"><text:s text:c="2"/>mat integer,</text:p>
      <text:p text:style-name="P103"><text:s text:c="2"/>nom varchar(64),</text:p>
      <text:p text:style-name="P103"><text:s text:c="2"/>prenom varchar(64),</text:p>
      <text:p text:style-name="P103"><text:s text:c="2"/>qualification varchar(64),</text:p>
      <text:p text:style-name="P103"><text:s text:c="2"/>tarifApplique number</text:p>
      <text:p text:style-name="P103">);</text:p>
      <text:p text:style-name="P103">/</text:p>
      <text:p text:style-name="P97"/>
      <text:p text:style-name="P99">CREATE OR REPLACE TYPE mission_type AS OBJECT (</text:p>
      <text:p text:style-name="P99"><text:s text:c="2"/>code varchar(64),</text:p>
      <text:p text:style-name="P99"><text:s text:c="2"/>intitule varchar(64),</text:p>
      <text:p text:style-name="P99"><text:s text:c="2"/>nbJours integer,</text:p>
      <text:p text:style-name="P99"><text:s text:c="2"/>intervenant ref intervenant_type</text:p>
      <text:p text:style-name="P99">);</text:p>
      <text:p text:style-name="P99">/</text:p>
      <text:p text:style-name="P97"/>
      <text:p text:style-name="P97"/>
      <text:p text:style-name="P97"/>
      <text:p text:style-name="P79">2) <text:span text:style-name="T5">Créez une table des intervenants et une table des missions en mode ligne. Vous devez</text:span></text:p>
      <text:p text:style-name="P80">avoir une référence sur les intervenants.</text:p>
      <text:p text:style-name="P66"/>
      <text:p text:style-name="P1">SQL] </text:p>
      <text:p text:style-name="P183">1) Création de la table des intervenants</text:p>
      <text:p text:style-name="P102">CREATE TABLE intervenant of intervenant_type;</text:p>
      <text:p text:style-name="P1"/>
      <text:p text:style-name="P184">2) Création de la table des missions</text:p>
      <text:p text:style-name="P196">CREATE TABLE mission of mission_type;</text:p>
      <text:p text:style-name="P96"/>
      <text:p text:style-name="P96"/>
      <text:p text:style-name="P96"/>
      <text:p text:style-name="P82"><text:span text:style-name="T11">3</text:span>) <text:span text:style-name="T13">Renseignez la table des intervenants avec les données du TP 5.</text:span></text:p>
      <text:p text:style-name="P73"/>
      <text:p text:style-name="P13">SQL]</text:p>
      <text:p text:style-name="P104">INSERT INTO intervenant VALUES (2516, 'Dupont', 'Pierre', 'Développeur', 550);</text:p>
      <text:p text:style-name="P104">INSERT INTO intervenant VALUES (7655, 'Henri', 'Jacques', 'Consultant', 990.90);</text:p>
      <text:p text:style-name="P104">INSERT INTO intervenant VALUES (7687, 'Triolet', 'Elsa', 'Consultant', 1029.00);</text:p>
      <text:p text:style-name="P100"/>
      <text:p text:style-name="P100"/>
      <text:p text:style-name="P100"/>
      <text:p text:style-name="P135"/>
      <text:p text:style-name="P81"><text:span text:style-name="T10">4</text:span>) Renseignez la table des missions en créant une référence sur les intervenants concernés.</text:p>
      <text:p text:style-name="P67"/>
      <text:p text:style-name="P3">SQL]</text:p>
      <text:p text:style-name="P105">INSERT INTO mission VALUES (mission_type('Varalpain033', 'Etude technique du passage de PEL en CEL', 54, </text:p>
      <text:p text:style-name="P105">(SELECT REF(i) from intervenant i where i.mat = 7655)));</text:p>
      <text:p text:style-name="P105">INSERT INTO mission VALUES (mission_type('Armoni002', 'Prise de contact avec le Directeur', 2, </text:p>
      <text:p text:style-name="P105">(SELECT REF(i) from intervenant i where i.mat = 1000)));</text:p>
      <text:p text:style-name="P29"/>
      <text:p text:style-name="P29"/>
      <text:p text:style-name="P30">R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8">CODE</text:p>
          </table:table-cell>
          <table:table-cell table:style-name="Tableau1.A1" office:value-type="string">
            <text:p text:style-name="P138">INTITULE</text:p>
          </table:table-cell>
          <table:table-cell table:style-name="Tableau1.A1" office:value-type="string">
            <text:p text:style-name="P138">NBJOURS</text:p>
          </table:table-cell>
          <table:table-cell table:style-name="Tableau1.D1" office:value-type="string">
            <text:p text:style-name="P138">INTERVENANT</text:p>
          </table:table-cell>
        </table:table-row>
        <table:table-row>
          <table:table-cell table:style-name="Tableau1.A2" office:value-type="string">
            <text:p text:style-name="P156">Varalpain033</text:p>
          </table:table-cell>
          <table:table-cell table:style-name="Tableau1.A2" office:value-type="string">
            <text:p text:style-name="P162">Etude technique du passage de PEL en CEL</text:p>
          </table:table-cell>
          <table:table-cell table:style-name="Tableau1.A2" office:value-type="string">
            <text:p text:style-name="P156">54</text:p>
          </table:table-cell>
          <table:table-cell table:style-name="Tableau1.D2" office:value-type="string">
            <text:p text:style-name="P173">0000220208421E29BDFC82EEDFE050820A0EA35BF0421E29BDFC7FEEDFE050820A0EA35BF0</text:p>
          </table:table-cell>
        </table:table-row>
        <table:table-row>
          <table:table-cell table:style-name="Tableau1.A2" office:value-type="string">
            <text:p text:style-name="P156">Armoni002</text:p>
          </table:table-cell>
          <table:table-cell table:style-name="Tableau1.A2" office:value-type="string">
            <text:p text:style-name="P162">Prise de contact avec le Directeur</text:p>
          </table:table-cell>
          <table:table-cell table:style-name="Tableau1.A2" office:value-type="string">
            <text:p text:style-name="P156">2</text:p>
          </table:table-cell>
          <table:table-cell table:style-name="Tableau1.D2" office:value-type="string">
            <text:p text:style-name="P165"/>
          </table:table-cell>
        </table:table-row>
      </table:table>
      <text:p text:style-name="P30"/>
      <text:p text:style-name="P30"/>
      <text:p text:style-name="P30"/>
      <text:p text:style-name="P83"><text:span text:style-name="T12">5</text:span>) Ajouter l’intervenant 1000 qui se nomme Philippe Michelin, qui est Directeur avec un</text:p>
      <text:p text:style-name="P84">tarif associé de 3000 euros la journée.</text:p>
      <text:p text:style-name="P68"/>
      <text:p text:style-name="P11">SQL] </text:p>
      <text:p text:style-name="P197">INSERT INTO intervenant VALUES (1000, 'Michelin', 'Philippe', 'Directeur', 3000);</text:p>
      <text:p text:style-name="P4"/>
      <text:p text:style-name="P32">R]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46">MAT</text:p>
          </table:table-cell>
          <table:table-cell table:style-name="Tableau2.A1" office:value-type="string">
            <text:p text:style-name="P146">NOM</text:p>
          </table:table-cell>
          <table:table-cell table:style-name="Tableau2.A1" office:value-type="string">
            <text:p text:style-name="P146">PRENOM</text:p>
          </table:table-cell>
          <table:table-cell table:style-name="Tableau2.A1" office:value-type="string">
            <text:p text:style-name="P146">QUALIFICATION</text:p>
          </table:table-cell>
          <table:table-cell table:style-name="Tableau2.E1" office:value-type="string">
            <text:p text:style-name="P146">TARIFAPPLIQUE</text:p>
          </table:table-cell>
        </table:table-row>
        <table:table-row>
          <table:table-cell table:style-name="Tableau2.A2" office:value-type="string">
            <text:p text:style-name="P167">2516</text:p>
          </table:table-cell>
          <table:table-cell table:style-name="Tableau2.A2" office:value-type="string">
            <text:p text:style-name="P167">Dupont</text:p>
          </table:table-cell>
          <table:table-cell table:style-name="Tableau2.A2" office:value-type="string">
            <text:p text:style-name="P167">Pierre</text:p>
          </table:table-cell>
          <table:table-cell table:style-name="Tableau2.A2" office:value-type="string">
            <text:p text:style-name="P167">Développeur</text:p>
          </table:table-cell>
          <table:table-cell table:style-name="Tableau2.E2" office:value-type="string">
            <text:p text:style-name="P167">550</text:p>
          </table:table-cell>
        </table:table-row>
        <table:table-row>
          <table:table-cell table:style-name="Tableau2.A2" office:value-type="string">
            <text:p text:style-name="P168">7655</text:p>
          </table:table-cell>
          <table:table-cell table:style-name="Tableau2.A2" office:value-type="string">
            <text:p text:style-name="P168">Henri</text:p>
          </table:table-cell>
          <table:table-cell table:style-name="Tableau2.A2" office:value-type="string">
            <text:p text:style-name="P168">Jacques</text:p>
          </table:table-cell>
          <table:table-cell table:style-name="Tableau2.A2" office:value-type="string">
            <text:p text:style-name="P168">Consultant</text:p>
          </table:table-cell>
          <table:table-cell table:style-name="Tableau2.E2" office:value-type="string">
            <text:p text:style-name="P167">990,9</text:p>
          </table:table-cell>
        </table:table-row>
        <table:table-row>
          <table:table-cell table:style-name="Tableau2.A2" office:value-type="string">
            <text:p text:style-name="P168">7687</text:p>
          </table:table-cell>
          <table:table-cell table:style-name="Tableau2.A2" office:value-type="string">
            <text:p text:style-name="P168">Triolet</text:p>
          </table:table-cell>
          <table:table-cell table:style-name="Tableau2.A2" office:value-type="string">
            <text:p text:style-name="P168">Elsa</text:p>
          </table:table-cell>
          <table:table-cell table:style-name="Tableau2.A2" office:value-type="string">
            <text:p text:style-name="P168">Consultant</text:p>
          </table:table-cell>
          <table:table-cell table:style-name="Tableau2.E2" office:value-type="string">
            <text:p text:style-name="P167">1029</text:p>
          </table:table-cell>
        </table:table-row>
        <table:table-row>
          <table:table-cell table:style-name="Tableau2.A2" office:value-type="string">
            <text:p text:style-name="P167">1000</text:p>
          </table:table-cell>
          <table:table-cell table:style-name="Tableau2.A2" office:value-type="string">
            <text:p text:style-name="P167">Michelin</text:p>
          </table:table-cell>
          <table:table-cell table:style-name="Tableau2.A2" office:value-type="string">
            <text:p text:style-name="P167">Philippe</text:p>
          </table:table-cell>
          <table:table-cell table:style-name="Tableau2.A2" office:value-type="string">
            <text:p text:style-name="P167">Directeur</text:p>
          </table:table-cell>
          <table:table-cell table:style-name="Tableau2.E2" office:value-type="string">
            <text:p text:style-name="P167">3000</text:p>
          </table:table-cell>
        </table:table-row>
      </table:table>
      <text:p text:style-name="P32"/>
      <text:p text:style-name="P32"/>
      <text:p text:style-name="P32"/>
      <text:p text:style-name="P85"><text:span text:style-name="T12">6</text:span>) Affichez la référence de l’objet « Intervenant 1000 ». Expliquez le message obtenu.</text:p>
      <text:p text:style-name="P69"/>
      <text:p text:style-name="P12">SQL] </text:p>
      <text:p text:style-name="P198">SELECT REF(i) from intervenant i where i.mat = 1000;</text:p>
      <text:p text:style-name="P5"/>
      <text:p text:style-name="P37">R] <text:span text:style-name="T19">0000280209421E29BDFC86EEDFE050820A0EA35BF0421E29BDFC7FEEDFE050820A0EA35BF0010049</text:span></text:p>
      <text:p text:style-name="P48">4F0003</text:p>
      <text:p text:style-name="P33"/>
      <text:p text:style-name="P34">Dû à la création de la table intervenant, aucun message d’erreur n’apparaît, et la référence correcte est renvoyée.</text:p>
      <text:p text:style-name="P89"><text:soft-page-break/></text:p>
      <text:p text:style-name="P89">1<text:span text:style-name="T16">0</text:span>) <text:span text:style-name="T16">Mettez à jour la table missions afin d’insérer la mission en ayant une référence sur</text:span></text:p>
      <text:p text:style-name="P92">l’intervenant 1000.</text:p>
      <text:p text:style-name="P74"/>
      <text:p text:style-name="P14">SQL<text:span text:style-name="T17">]</text:span></text:p>
      <text:p text:style-name="P101">UPDATE mission SET intervenant = (SELECT REF(i) from intervenant i where i.mat = 1000) </text:p>
      <text:p text:style-name="P101">WHERE code = 'Armoni002';</text:p>
      <text:p text:style-name="P47"/>
      <text:p text:style-name="P47"/>
      <text:p text:style-name="P47"/>
      <text:p text:style-name="P86">1<text:span text:style-name="T14">1</text:span>) Affichez la description puis le contenu de la table « mission ».</text:p>
      <text:p text:style-name="P70"/>
      <text:p text:style-name="P15">SQL] <text:span text:style-name="T6">DESC mission;</text:span></text:p>
      <text:p text:style-name="P6"/>
      <text:p text:style-name="P35">R] 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47">Name</text:p>
          </table:table-cell>
          <table:table-cell table:style-name="Tableau5.A1" office:value-type="string">
            <text:p text:style-name="P147">Null?</text:p>
          </table:table-cell>
          <table:table-cell table:style-name="Tableau5.C1" office:value-type="string">
            <text:p text:style-name="P149">T<text:span text:style-name="T4">ype</text:span></text:p>
          </table:table-cell>
        </table:table-row>
        <table:table-row>
          <table:table-cell table:style-name="Tableau5.A2" office:value-type="string">
            <text:p text:style-name="P169">CODE</text:p>
          </table:table-cell>
          <table:table-cell table:style-name="Tableau5.A2" office:value-type="string">
            <text:p text:style-name="P165"/>
          </table:table-cell>
          <table:table-cell table:style-name="Tableau5.C2" office:value-type="string">
            <text:p text:style-name="P169">VARCHAR2(64)</text:p>
          </table:table-cell>
        </table:table-row>
        <table:table-row>
          <table:table-cell table:style-name="Tableau5.A2" office:value-type="string">
            <text:p text:style-name="P169">INTITULE</text:p>
          </table:table-cell>
          <table:table-cell table:style-name="Tableau5.A2" office:value-type="string">
            <text:p text:style-name="P165"/>
          </table:table-cell>
          <table:table-cell table:style-name="Tableau5.C2" office:value-type="string">
            <text:p text:style-name="P169">VARCHAR2(64)</text:p>
          </table:table-cell>
        </table:table-row>
        <table:table-row>
          <table:table-cell table:style-name="Tableau5.A2" office:value-type="string">
            <text:p text:style-name="P169">NBJOURS</text:p>
          </table:table-cell>
          <table:table-cell table:style-name="Tableau5.A2" office:value-type="string">
            <text:p text:style-name="P165"/>
          </table:table-cell>
          <table:table-cell table:style-name="Tableau5.C2" office:value-type="string">
            <text:p text:style-name="P169">NUMBER(38)</text:p>
          </table:table-cell>
        </table:table-row>
        <table:table-row>
          <table:table-cell table:style-name="Tableau5.A2" office:value-type="string">
            <text:p text:style-name="P169">INTERVENANT</text:p>
          </table:table-cell>
          <table:table-cell table:style-name="Tableau5.A2" office:value-type="string">
            <text:p text:style-name="P165"/>
          </table:table-cell>
          <table:table-cell table:style-name="Tableau5.C2" office:value-type="string">
            <text:p text:style-name="P169">REF OF INTERVENANT_TYPE</text:p>
          </table:table-cell>
        </table:table-row>
      </table:table>
      <text:p text:style-name="P35"/>
      <text:p text:style-name="P91"/>
      <text:p text:style-name="P7">SQL] <text:span text:style-name="T7">SELECT * FROM mission;</text:span></text:p>
      <text:p text:style-name="P8"/>
      <text:p text:style-name="P36">R]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39">CODE</text:p>
          </table:table-cell>
          <table:table-cell table:style-name="Tableau3.A1" office:value-type="string">
            <text:p text:style-name="P139">INTITULE</text:p>
          </table:table-cell>
          <table:table-cell table:style-name="Tableau3.A1" office:value-type="string">
            <text:p text:style-name="P139">NBJOURS</text:p>
          </table:table-cell>
          <table:table-cell table:style-name="Tableau3.D1" office:value-type="string">
            <text:p text:style-name="P139">INTERVENANT</text:p>
          </table:table-cell>
        </table:table-row>
        <table:table-row>
          <table:table-cell table:style-name="Tableau3.A2" office:value-type="string">
            <text:p text:style-name="P157">Varalpain033</text:p>
          </table:table-cell>
          <table:table-cell table:style-name="Tableau3.A2" office:value-type="string">
            <text:p text:style-name="P163">Etude technique du passage de PEL en CEL</text:p>
          </table:table-cell>
          <table:table-cell table:style-name="Tableau3.A2" office:value-type="string">
            <text:p text:style-name="P157">54</text:p>
          </table:table-cell>
          <table:table-cell table:style-name="Tableau3.D2" office:value-type="string">
            <text:p text:style-name="P174">0000220208421E29BDFC82EEDFE050820A0EA35BF0421E29BDFC7FEEDFE050820A0EA35BF0</text:p>
          </table:table-cell>
        </table:table-row>
        <table:table-row>
          <table:table-cell table:style-name="Tableau3.A2" office:value-type="string">
            <text:p text:style-name="P157">Armoni002</text:p>
          </table:table-cell>
          <table:table-cell table:style-name="Tableau3.A2" office:value-type="string">
            <text:p text:style-name="P163">Prise de contact avec le Directeur</text:p>
          </table:table-cell>
          <table:table-cell table:style-name="Tableau3.A2" office:value-type="string">
            <text:p text:style-name="P157">2</text:p>
          </table:table-cell>
          <table:table-cell table:style-name="Tableau3.D2" office:value-type="string">
            <text:p text:style-name="P49">0000220208421E29BDFC86EEDFE050820A0EA35BF0421E29BDFC7FEEDFE050820A0EA35BF0</text:p>
          </table:table-cell>
        </table:table-row>
      </table:table>
      <text:p text:style-name="P31"/>
      <text:p text:style-name="P31"/>
      <text:p text:style-name="P31"/>
      <text:p text:style-name="P87">1<text:span text:style-name="T18">2</text:span>) Affichez le code et le coût de la mission (coût = nb de jours * tarif).</text:p>
      <text:p text:style-name="P71"/>
      <text:p text:style-name="P9">SQL] <text:span text:style-name="T8">SELECT code, (nbjours * deref(intervenant).tarifApplique) cout FROM mission;</text:span></text:p>
      <text:p text:style-name="P9"/>
      <text:p text:style-name="P43">R]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40">CODE</text:p>
          </table:table-cell>
          <table:table-cell table:style-name="Tableau6.B1" office:value-type="string">
            <text:p text:style-name="P151">COUT</text:p>
          </table:table-cell>
        </table:table-row>
        <table:table-row>
          <table:table-cell table:style-name="Tableau6.A2" office:value-type="string">
            <text:p text:style-name="P158">Varalpain033</text:p>
          </table:table-cell>
          <table:table-cell table:style-name="Tableau6.B2" office:value-type="string">
            <text:p text:style-name="P170">53508,6</text:p>
          </table:table-cell>
        </table:table-row>
        <table:table-row>
          <table:table-cell table:style-name="Tableau6.A2" office:value-type="string">
            <text:p text:style-name="P158">Armoni002</text:p>
          </table:table-cell>
          <table:table-cell table:style-name="Tableau6.B2" office:value-type="string">
            <text:p text:style-name="P170">6000</text:p>
          </table:table-cell>
        </table:table-row>
      </table:table>
      <text:p text:style-name="P44"><text:soft-page-break/></text:p>
      <text:p text:style-name="P88">1<text:span text:style-name="T15">3</text:span>) <text:span text:style-name="T15">Augmentez le nombre de jours de la mission.</text:span></text:p>
      <text:p text:style-name="P72"/>
      <text:p text:style-name="P10">SQL]</text:p>
      <text:p text:style-name="P51">1) Procédure de prolongement d’une mission</text:p>
      <text:p text:style-name="P106">CREATE OR REPLACE PROCEDURE addDays(id mission.code%TYPE, n mission.nbjours%TYPE) IS</text:p>
      <text:p text:style-name="P106"><text:s text:c="2"/>BEGIN</text:p>
      <text:p text:style-name="P106"><text:s text:c="4"/>UPDATE mission </text:p>
      <text:p text:style-name="P106"><text:s text:c="4"/>SET nbjours = nbjours + n</text:p>
      <text:p text:style-name="P106"><text:s text:c="4"/>WHERE code = id;</text:p>
      <text:p text:style-name="P106"><text:s text:c="2"/>END;</text:p>
      <text:p text:style-name="P106">/</text:p>
      <text:p text:style-name="P106"/>
      <text:p text:style-name="P52"><text:span text:style-name="T21">2</text:span>) <text:span text:style-name="T22">Essai</text:span></text:p>
      <text:p text:style-name="P110">execute addDays('Armoni002', 3);</text:p>
      <text:p text:style-name="P106"/>
      <text:p text:style-name="P38">R]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41">CODE</text:p>
          </table:table-cell>
          <table:table-cell table:style-name="Tableau4.A1" office:value-type="string">
            <text:p text:style-name="P141">INTITULE</text:p>
          </table:table-cell>
          <table:table-cell table:style-name="Tableau4.A1" office:value-type="string">
            <text:p text:style-name="P141">NBJOURS</text:p>
          </table:table-cell>
          <table:table-cell table:style-name="Tableau4.D1" office:value-type="string">
            <text:p text:style-name="P141">INTERVENANT</text:p>
          </table:table-cell>
        </table:table-row>
        <table:table-row>
          <table:table-cell table:style-name="Tableau4.A2" office:value-type="string">
            <text:p text:style-name="P159">Varalpain033</text:p>
          </table:table-cell>
          <table:table-cell table:style-name="Tableau4.A2" office:value-type="string">
            <text:p text:style-name="P164">Etude technique du passage de PEL en CEL</text:p>
          </table:table-cell>
          <table:table-cell table:style-name="Tableau4.A2" office:value-type="string">
            <text:p text:style-name="P159">54</text:p>
          </table:table-cell>
          <table:table-cell table:style-name="Tableau4.D2" office:value-type="string">
            <text:p text:style-name="P175">0000220208421E29BDFC82EEDFE050820A0EA35BF0421E29BDFC7FEEDFE050820A0EA35BF0</text:p>
          </table:table-cell>
        </table:table-row>
        <table:table-row>
          <table:table-cell table:style-name="Tableau4.A2" office:value-type="string">
            <text:p text:style-name="P159">Armoni002</text:p>
          </table:table-cell>
          <table:table-cell table:style-name="Tableau4.A2" office:value-type="string">
            <text:p text:style-name="P164">Prise de contact avec le Directeur</text:p>
          </table:table-cell>
          <table:table-cell table:style-name="Tableau4.A2" office:value-type="string">
            <text:p text:style-name="P159">5</text:p>
          </table:table-cell>
          <table:table-cell table:style-name="Tableau4.D2" office:value-type="string">
            <text:p text:style-name="P50">0000220208421E29BDFC86EEDFE050820A0EA35BF0421E29BDFC7FEEDFE050820A0EA35BF0</text:p>
          </table:table-cell>
        </table:table-row>
      </table:table>
      <text:p text:style-name="P107"/>
      <text:p text:style-name="P106"/>
      <text:p text:style-name="P106"/>
      <text:p text:style-name="P90">1<text:span text:style-name="T20">4</text:span>) <text:span text:style-name="T23">Réduisez le tarif de Michelin à 2800 euros et affichez de nouveau le code et le coût de la</text:span></text:p>
      <text:p text:style-name="P93">mission.</text:p>
      <text:p text:style-name="P75"/>
      <text:p text:style-name="P16">SQL]</text:p>
      <text:p text:style-name="P53">1) Modification du tarif de Philippe Michelin</text:p>
      <text:p text:style-name="P111">UPDATE intervenant set tarifApplique = 2800 where nom = 'Michelin' and prenom = 'Philippe';</text:p>
      <text:p text:style-name="P111"/>
      <text:p text:style-name="P55">2) Affichage du code et du coût de la mission</text:p>
      <text:p text:style-name="P113">SELECT code, (nbjours * deref(intervenant).tarifApplique) cout FROM mission;</text:p>
      <text:p text:style-name="P17"/>
      <text:p text:style-name="P45">R]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2">CODE</text:p>
          </table:table-cell>
          <table:table-cell table:style-name="Tableau7.B1" office:value-type="string">
            <text:p text:style-name="P152">COUT</text:p>
          </table:table-cell>
        </table:table-row>
        <table:table-row>
          <table:table-cell table:style-name="Tableau7.A2" office:value-type="string">
            <text:p text:style-name="P160">Varalpain033</text:p>
          </table:table-cell>
          <table:table-cell table:style-name="Tableau7.B2" office:value-type="string">
            <text:p text:style-name="P171">53508,6</text:p>
          </table:table-cell>
        </table:table-row>
        <table:table-row>
          <table:table-cell table:style-name="Tableau7.A2" office:value-type="string">
            <text:p text:style-name="P160">Armoni002</text:p>
          </table:table-cell>
          <table:table-cell table:style-name="Tableau7.B2" office:value-type="string">
            <text:p text:style-name="P171"><text:span text:style-name="T24">14</text:span>000</text:p>
          </table:table-cell>
        </table:table-row>
      </table:table>
      <text:p text:style-name="P113"/>
      <text:p text:style-name="P113"/>
      <text:p text:style-name="P113"/>
      <text:p text:style-name="P207"/>
      <text:p text:style-name="P134">1<text:span text:style-name="T28">5</text:span>) <text:span text:style-name="T25">Supprimez l’intervenant Michelin puis visualisez la mission et son coût</text:span></text:p>
      <text:p text:style-name="P76"/>
      <text:p text:style-name="P18">SQL]</text:p>
      <text:p text:style-name="P54">1) <text:span text:style-name="T26">Suppression de l’intervenant</text:span></text:p>
      <text:p text:style-name="P112"><text:span text:style-name="T27">DELETE FROM</text:span> intervenant where nom = 'Michelin' and prenom = 'Philippe';</text:p>
      <text:p text:style-name="P112"/>
      <text:p text:style-name="P56">2) Affichage du code et du coût de la mission</text:p>
      <text:p text:style-name="P114">SELECT code, (nbjours * deref(intervenant).tarifApplique) cout FROM mission;</text:p>
      <text:p text:style-name="P19"/>
      <text:p text:style-name="P46">R]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3">CODE</text:p>
          </table:table-cell>
          <table:table-cell table:style-name="Tableau8.B1" office:value-type="string">
            <text:p text:style-name="P153">COUT</text:p>
          </table:table-cell>
        </table:table-row>
        <table:table-row>
          <table:table-cell table:style-name="Tableau8.A2" office:value-type="string">
            <text:p text:style-name="P161">Varalpain033</text:p>
          </table:table-cell>
          <table:table-cell table:style-name="Tableau8.B2" office:value-type="string">
            <text:p text:style-name="P172">53508,6</text:p>
          </table:table-cell>
        </table:table-row>
        <table:table-row>
          <table:table-cell table:style-name="Tableau8.A2" office:value-type="string">
            <text:p text:style-name="P161">Armoni002</text:p>
          </table:table-cell>
          <table:table-cell table:style-name="Tableau8.B2" office:value-type="string">
            <text:p text:style-name="P172"/>
          </table:table-cell>
        </table:table-row>
      </table:table>
      <text:p text:style-name="P114"/>
      <text:p text:style-name="P114"/>
      <text:p text:style-name="P114"/>
      <text:p text:style-name="P208"/>
      <text:p text:style-name="P64">I<text:span text:style-name="T29">I</text:span>) <text:span text:style-name="T30">Tables imbriquées</text:span></text:p>
      <text:p text:style-name="P77">1<text:span text:style-name="T1">) Créez un type « missions type » qui sera une table de missions (type « mission type »).</text:span></text:p>
      <text:p text:style-name="P128"/>
      <text:p text:style-name="P20">SQL] </text:p>
      <text:p text:style-name="P115">CREATE OR REPLACE TYPE missions_type AS TABLE OF mission_type;</text:p>
      <text:p text:style-name="P115">/</text:p>
      <text:p text:style-name="P115"/>
      <text:p text:style-name="P117">R] Type created.</text:p>
      <text:p text:style-name="P117"/>
      <text:p text:style-name="P117"/>
      <text:p text:style-name="P98"/>
      <text:p text:style-name="P190">2) Créez la table “projet” qui aura pour clé primaire le nom du projet et un attribut “lesMissions” qui sera du type “missions type”. « lesMissions » sera le nom du champ dans</text:p>
      <text:p text:style-name="P94">la table « projet » ; « missionsTable » sera le nom de la table imbriquée.</text:p>
      <text:p text:style-name="P129"/>
      <text:p text:style-name="P21">SQL] </text:p>
      <text:p text:style-name="P119">CREATE TABLE <text:span text:style-name="T32">projet </text:span>(</text:p>
      <text:p text:style-name="P119"><text:s text:c="2"/>nom varchar(64), </text:p>
      <text:p text:style-name="P119"><text:s text:c="2"/>dateDebut date,</text:p>
      <text:p text:style-name="P119"><text:s text:c="2"/>dateFin date,</text:p>
      <text:p text:style-name="P119"><text:s text:c="2"/>lesMissions missions_type</text:p>
      <text:p text:style-name="P119">) NESTED TABLE lesMissions STORE AS missionsTable;</text:p>
      <text:p text:style-name="P116"/>
      <text:p text:style-name="P118"><text:span text:style-name="T34">R] </text:span>T<text:span text:style-name="T31">abl</text:span>e created.</text:p>
      <text:p text:style-name="P118"/>
      <text:p text:style-name="P118"/>
      <text:p text:style-name="P136"/>
      <text:p text:style-name="P191">3) En une seule requête, insérer le projet avec ses 2 missions.</text:p>
      <text:p text:style-name="P130"/>
      <text:p text:style-name="P22">SQL] </text:p>
      <text:p text:style-name="P120">INSERT INTO projet VALUES ('CA1', '12/12/2009', '13/07/2011',</text:p>
      <text:p text:style-name="P120"><text:s text:c="2"/>missions_type(</text:p>
      <text:p text:style-name="P120"><text:s text:c="4"/>mission_type('SFG', 'Spéficifications générales', 30, (select ref(i) from intervenant i where mat=7655)),</text:p>
      <text:p text:style-name="P120"><text:s text:c="4"/>mission_type('SFD', 'Spéficifications détaillées', 60, (select ref(i) from intervenant i where mat=2516))</text:p>
      <text:p text:style-name="P120"><text:s text:c="2"/>)</text:p>
      <text:p text:style-name="P120">);</text:p>
      <text:p text:style-name="P120"/>
      <text:p text:style-name="P23"><text:span text:style-name="T33">R</text:span>] <text:span text:style-name="T9">1 row created</text:span></text:p>
      <text:p text:style-name="P201"/>
      <text:p text:style-name="P201"/>
      <text:p text:style-name="P201"/>
      <text:p text:style-name="P192">4) Affichez une description de la table “projet” puis les caractéristiques du projet.</text:p>
      <text:p text:style-name="P131"/>
      <text:p text:style-name="P24">SQL] </text:p>
      <text:p text:style-name="P121">desc projet;</text:p>
      <text:p text:style-name="P25"/>
      <text:p text:style-name="P39">R]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48">Name</text:p>
          </table:table-cell>
          <table:table-cell table:style-name="Tableau9.A1" office:value-type="string">
            <text:p text:style-name="P148">Null?</text:p>
          </table:table-cell>
          <table:table-cell table:style-name="Tableau9.C1" office:value-type="string">
            <text:p text:style-name="P150">T<text:span text:style-name="T4">ype</text:span></text:p>
          </table:table-cell>
        </table:table-row>
        <table:table-row>
          <table:table-cell table:style-name="Tableau9.A2" office:value-type="string">
            <text:p text:style-name="P176">NOM</text:p>
          </table:table-cell>
          <table:table-cell table:style-name="Tableau9.A2" office:value-type="string">
            <text:p text:style-name="P166"/>
          </table:table-cell>
          <table:table-cell table:style-name="Tableau9.C2" office:value-type="string">
            <text:p text:style-name="P176">VARCHAR2(64)</text:p>
          </table:table-cell>
        </table:table-row>
        <table:table-row>
          <table:table-cell table:style-name="Tableau9.A2" office:value-type="string">
            <text:p text:style-name="P176">DATEDEBUT</text:p>
          </table:table-cell>
          <table:table-cell table:style-name="Tableau9.A2" office:value-type="string">
            <text:p text:style-name="P166"/>
          </table:table-cell>
          <table:table-cell table:style-name="Tableau9.C2" office:value-type="string">
            <text:p text:style-name="P176">DATE</text:p>
          </table:table-cell>
        </table:table-row>
        <table:table-row>
          <table:table-cell table:style-name="Tableau9.A2" office:value-type="string">
            <text:p text:style-name="P176">DATEFIN</text:p>
          </table:table-cell>
          <table:table-cell table:style-name="Tableau9.A2" office:value-type="string">
            <text:p text:style-name="P166"/>
          </table:table-cell>
          <table:table-cell table:style-name="Tableau9.C2" office:value-type="string">
            <text:p text:style-name="P176">DATE</text:p>
          </table:table-cell>
        </table:table-row>
        <table:table-row>
          <table:table-cell table:style-name="Tableau9.A2" office:value-type="string">
            <text:p text:style-name="P176">LESMISSIONS</text:p>
          </table:table-cell>
          <table:table-cell table:style-name="Tableau9.A2" office:value-type="string">
            <text:p text:style-name="P166"/>
          </table:table-cell>
          <table:table-cell table:style-name="Tableau9.C2" office:value-type="string">
            <text:p text:style-name="P176">MISSIONS_TYPE</text:p>
          </table:table-cell>
        </table:table-row>
      </table:table>
      <text:p text:style-name="P39"/>
      <text:p text:style-name="P39"/>
      <text:p text:style-name="P26">SQL] </text:p>
      <text:p text:style-name="P122">select nom, dateDebut, dateFin from projet where nom='CA1';</text:p>
      <text:p text:style-name="P26"/>
      <text:p text:style-name="P40">R] 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54">NOM</text:p>
          </table:table-cell>
          <table:table-cell table:style-name="Tableau10.A1" office:value-type="string">
            <text:p text:style-name="P154">DATEDEBUT</text:p>
          </table:table-cell>
          <table:table-cell table:style-name="Tableau10.C1" office:value-type="string">
            <text:p text:style-name="P154">DATEFIN</text:p>
          </table:table-cell>
        </table:table-row>
        <table:table-row>
          <table:table-cell table:style-name="Tableau10.A2" office:value-type="string">
            <text:p text:style-name="P177">CA1</text:p>
          </table:table-cell>
          <table:table-cell table:style-name="Tableau10.A2" office:value-type="string">
            <text:p text:style-name="P177">12/12/09</text:p>
          </table:table-cell>
          <table:table-cell table:style-name="Tableau10.C2" office:value-type="string">
            <text:p text:style-name="P177">13/07/11</text:p>
          </table:table-cell>
        </table:table-row>
      </table:table>
      <text:p text:style-name="P40"/>
      <text:p text:style-name="P78"/>
      <text:p text:style-name="P193">5) Affichez les différentes missions du projet. Il faut pour cela d’abord accéder à la table</text:p>
      <text:p text:style-name="P95">imbriquée.</text:p>
      <text:p text:style-name="P132"/>
      <text:p text:style-name="P27">SQL] </text:p>
      <text:p text:style-name="P123">select m.* from projet p, table(p.lesMissions) m where p.nom = 'CA1';</text:p>
      <text:p text:style-name="P124"/>
      <text:p text:style-name="P137"/>
      <text:p text:style-name="P41">R] 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144">CODE</text:p>
          </table:table-cell>
          <table:table-cell table:style-name="Tableau11.A1" office:value-type="string">
            <text:p text:style-name="P144">INTITULE</text:p>
          </table:table-cell>
          <table:table-cell table:style-name="Tableau11.A1" office:value-type="string">
            <text:p text:style-name="P144">NBJOURS</text:p>
          </table:table-cell>
          <table:table-cell table:style-name="Tableau11.D1" office:value-type="string">
            <text:p text:style-name="P144">INTERVENANT</text:p>
          </table:table-cell>
        </table:table-row>
        <table:table-row>
          <table:table-cell table:style-name="Tableau11.A2" office:value-type="string">
            <text:p text:style-name="P178">SFG</text:p>
          </table:table-cell>
          <table:table-cell table:style-name="Tableau11.A2" office:value-type="string">
            <text:p text:style-name="P178">Spécifications générales</text:p>
          </table:table-cell>
          <table:table-cell table:style-name="Tableau11.A2" office:value-type="string">
            <text:p text:style-name="P180">30</text:p>
          </table:table-cell>
          <table:table-cell table:style-name="Tableau11.D2" office:value-type="string">
            <text:p text:style-name="P180">0000220208421E29BDFC82EEDFE050820A0EA35BF0421E29BDFC7FEEDFE050820A0EA35BF0</text:p>
          </table:table-cell>
        </table:table-row>
        <table:table-row>
          <table:table-cell table:style-name="Tableau11.A2" office:value-type="string">
            <text:p text:style-name="P178">SFD</text:p>
          </table:table-cell>
          <table:table-cell table:style-name="Tableau11.A2" office:value-type="string">
            <text:p text:style-name="P178">Spécifications détaillées</text:p>
          </table:table-cell>
          <table:table-cell table:style-name="Tableau11.A2" office:value-type="string">
            <text:p text:style-name="P180">60</text:p>
          </table:table-cell>
          <table:table-cell table:style-name="Tableau11.D2" office:value-type="string">
            <text:p text:style-name="P185">0000220208421E29BDFC81EEDFE050820A0EA35BF0421E29BDFC7FEEDFE050820A0EA35BF0</text:p>
          </table:table-cell>
        </table:table-row>
      </table:table>
      <text:p text:style-name="P108"/>
      <text:p text:style-name="P108"/>
      <text:p text:style-name="P108"/>
      <text:p text:style-name="P194">6) Affichez les différentes missions du projet avec les noms d’intervenant et leur qualification.</text:p>
      <text:p text:style-name="P133"/>
      <text:p text:style-name="P28">SQL] </text:p>
      <text:p text:style-name="P126">select m.code, m.intitule, m.nbjours, deref(m.intervenant).nom nom, </text:p>
      <text:p text:style-name="P126">deref(m.intervenant).qualification qualification</text:p>
      <text:p text:style-name="P126">from projet p, table(p.lesMissions) m where p.nom = 'CA1';</text:p>
      <text:p text:style-name="P125"/>
      <text:p text:style-name="P125"/>
      <text:p text:style-name="P42">R] 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>
          <table:table-cell table:style-name="Tableau12.A1" office:value-type="string">
            <text:p text:style-name="P145">CODE</text:p>
          </table:table-cell>
          <table:table-cell table:style-name="Tableau12.A1" office:value-type="string">
            <text:p text:style-name="P145">INTITULE</text:p>
          </table:table-cell>
          <table:table-cell table:style-name="Tableau12.A1" office:value-type="string">
            <text:p text:style-name="P145">NBJOURS</text:p>
          </table:table-cell>
          <table:table-cell table:style-name="Tableau12.A1" office:value-type="string">
            <text:p text:style-name="P155">NOM</text:p>
          </table:table-cell>
          <table:table-cell table:style-name="Tableau12.E1" office:value-type="string">
            <text:p text:style-name="P58">QUALIFICATION</text:p>
          </table:table-cell>
        </table:table-row>
        <table:table-row>
          <table:table-cell table:style-name="Tableau12.A2" office:value-type="string">
            <text:p text:style-name="P179">SFG</text:p>
          </table:table-cell>
          <table:table-cell table:style-name="Tableau12.A2" office:value-type="string">
            <text:p text:style-name="P179">Spécifications générales</text:p>
          </table:table-cell>
          <table:table-cell table:style-name="Tableau12.A2" office:value-type="string">
            <text:p text:style-name="P181">30</text:p>
          </table:table-cell>
          <table:table-cell table:style-name="Tableau12.A2" office:value-type="string">
            <text:p text:style-name="P182">Henri</text:p>
          </table:table-cell>
          <table:table-cell table:style-name="Tableau12.E2" office:value-type="string">
            <text:p text:style-name="P182">Consultant</text:p>
          </table:table-cell>
        </table:table-row>
        <table:table-row>
          <table:table-cell table:style-name="Tableau12.A2" office:value-type="string">
            <text:p text:style-name="P179">SFD</text:p>
          </table:table-cell>
          <table:table-cell table:style-name="Tableau12.A2" office:value-type="string">
            <text:p text:style-name="P179">Spécifications détaillées</text:p>
          </table:table-cell>
          <table:table-cell table:style-name="Tableau12.A2" office:value-type="string">
            <text:p text:style-name="P181">60</text:p>
          </table:table-cell>
          <table:table-cell table:style-name="Tableau12.A2" office:value-type="string">
            <text:p text:style-name="P57">Dupont</text:p>
          </table:table-cell>
          <table:table-cell table:style-name="Tableau12.E2" office:value-type="string">
            <text:p text:style-name="P57">Développeur</text:p>
          </table:table-cell>
        </table:table-row>
      </table:table>
      <text:p text:style-name="P109"/>
      <text:p text:style-name="P109"/>
      <text:p text:style-name="P109"/>
      <text:p text:style-name="P195"><text:span text:style-name="T35">7</text:span>) Affichez les différentes missions du projet avec les noms d’intervenant et leur qualification.</text:p>
      <text:p text:style-name="P209"/>
      <text:p text:style-name="P186">SQL] </text:p>
      <text:p text:style-name="P206">select p.nom, p.dateFin, m.code, m.nbjours, deref(m.intervenant).nom nom_int, deref(m.intervenant).qualification qualif_int</text:p>
      <text:p text:style-name="P206">from projet p, table(p.lesMissions) m where p.nom = 'CA1';</text:p>
      <text:p text:style-name="P205"/>
      <text:p text:style-name="P205"/>
      <text:p text:style-name="P187">R] </text:p>
      <table:table table:name="Tableau13" table:style-name="Tableau13">
        <table:table-column table:style-name="Tableau13.A"/>
        <table:table-column table:style-name="Tableau13.B"/>
        <table:table-column table:style-name="Tableau13.A" table:number-columns-repeated="2"/>
        <table:table-column table:style-name="Tableau13.B"/>
        <table:table-column table:style-name="Tableau13.F"/>
        <table:table-row>
          <table:table-cell table:style-name="Tableau13.A1" office:value-type="string">
            <text:p text:style-name="P212">NOM</text:p>
          </table:table-cell>
          <table:table-cell table:style-name="Tableau13.A1" office:value-type="string">
            <text:p text:style-name="P213">DATEFIN</text:p>
          </table:table-cell>
          <table:table-cell table:style-name="Tableau13.A1" office:value-type="string">
            <text:p text:style-name="P210">CODE</text:p>
          </table:table-cell>
          <table:table-cell table:style-name="Tableau13.A1" office:value-type="string">
            <text:p text:style-name="P210">NBJOURS</text:p>
          </table:table-cell>
          <table:table-cell table:style-name="Tableau13.A1" office:value-type="string">
            <text:p text:style-name="P211">NOM_<text:span text:style-name="T36">INT</text:span></text:p>
          </table:table-cell>
          <table:table-cell table:style-name="Tableau13.F1" office:value-type="string">
            <text:p text:style-name="P189">QUALIF_<text:span text:style-name="T36">INT</text:span></text:p>
          </table:table-cell>
        </table:table-row>
        <table:table-row>
          <table:table-cell table:style-name="Tableau13.A2" office:value-type="string">
            <text:p text:style-name="P217">CA1</text:p>
          </table:table-cell>
          <table:table-cell table:style-name="Tableau13.A2" office:value-type="string">
            <text:p text:style-name="P218">13/07/11</text:p>
          </table:table-cell>
          <table:table-cell table:style-name="Tableau13.A2" office:value-type="string">
            <text:p text:style-name="P214">SFG</text:p>
          </table:table-cell>
          <table:table-cell table:style-name="Tableau13.A2" office:value-type="string">
            <text:p text:style-name="P215">30</text:p>
          </table:table-cell>
          <table:table-cell table:style-name="Tableau13.A2" office:value-type="string">
            <text:p text:style-name="P216">Henri</text:p>
          </table:table-cell>
          <table:table-cell table:style-name="Tableau13.F2" office:value-type="string">
            <text:p text:style-name="P216">Consultant</text:p>
          </table:table-cell>
        </table:table-row>
        <table:table-row>
          <table:table-cell table:style-name="Tableau13.A2" office:value-type="string">
            <text:p text:style-name="P217">CA1</text:p>
          </table:table-cell>
          <table:table-cell table:style-name="Tableau13.A2" office:value-type="string">
            <text:p text:style-name="P218">13/07/11</text:p>
          </table:table-cell>
          <table:table-cell table:style-name="Tableau13.A2" office:value-type="string">
            <text:p text:style-name="P214">SFD</text:p>
          </table:table-cell>
          <table:table-cell table:style-name="Tableau13.A2" office:value-type="string">
            <text:p text:style-name="P215">60</text:p>
          </table:table-cell>
          <table:table-cell table:style-name="Tableau13.A2" office:value-type="string">
            <text:p text:style-name="P188">Dupont</text:p>
          </table:table-cell>
          <table:table-cell table:style-name="Tableau13.F2" office:value-type="string">
            <text:p text:style-name="P188">Développeur</text:p>
          </table:table-cell>
        </table:table-row>
      </table:table>
      <text:p text:style-name="P203"/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25T12:26:21.783074264</dc:date>
    <meta:editing-duration>PT12H28M6S</meta:editing-duration>
    <meta:editing-cycles>680</meta:editing-cycles>
    <meta:document-statistic meta:table-count="13" meta:image-count="0" meta:object-count="0" meta:page-count="7" meta:paragraph-count="290" meta:word-count="1002" meta:character-count="7096" meta:non-whitespace-character-count="6304"/>
  </office:meta>
</office:document-meta>
</file>